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981cm"/>
    </style:style>
    <style:style style:name="co2" style:family="table-column">
      <style:table-column-properties fo:break-before="auto" style:column-width="6.854cm"/>
    </style:style>
    <style:style style:name="co3" style:family="table-column">
      <style:table-column-properties fo:break-before="auto" style:column-width="5.39cm"/>
    </style:style>
    <style:style style:name="co4" style:family="table-column">
      <style:table-column-properties fo:break-before="auto" style:column-width="4.477cm"/>
    </style:style>
    <style:style style:name="co5" style:family="table-column">
      <style:table-column-properties fo:break-before="auto" style:column-width="3.9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78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🗓️ 15-Week Automation Engineer Learning Timetable</text:p>
          </table:table-cell>
          <table:table-cell office:value-type="string" calcext:value-type="string">
            <text:p>cathy@blackpearlconsult.com</text:p>
          </table:table-cell>
          <table:table-cell table:number-columns-repeated="3"/>
        </table:table-row>
        <table:table-row table:style-name="ro2">
          <table:table-cell table:style-name="ce2"/>
          <table:table-cell table:number-columns-repeated="4"/>
        </table:table-row>
        <table:table-row table:style-name="ro3">
          <table:table-cell table:style-name="ce3" office:value-type="string" calcext:value-type="string">
            <text:p>Phase 1: Python Foundations (Week 1–3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🔹 Goal: Build Python basics + OOP + File handling + Exception handling.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Week 1 – Python Basics &amp; Setup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1: Python Introduction, Installation, IDE Setup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2: Data Types, Variables, Type Cast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3: Operators &amp; Expression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4: Control Flow – if-else, match-case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5: Loops – for, while (break/continue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6: Practice exercises (conditions &amp; loops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7: Weekly Revision + Mini Project (Calculator / Guess game)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Week 2 – Data Structures &amp; String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1: Lists – basics, slicing, method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2: Tuples &amp; Set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3: Dictionaries – keys, values, method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4: String operations &amp; function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5: Functions (positional, keyword, default args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6: *args, **kwargs, lambda function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7: Weekly Revision + Mini Project (Contact book with dicts)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Week 3 – OOP &amp; File Handl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1: Classes, Objects, Constructors (init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2: Static &amp; Class Method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3: self &amp; super(), Inheritance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4: Polymorphism (Duck typing, Method overriding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5: Abstraction &amp; Encapsulation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6: Exception Handling (try, except, finally, raise, custom exceptions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7: File Handling (TXT, CSV, JSON) + Mini Project (Student report manager)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4"/>
        </table:table-row>
        <table:table-row table:style-name="ro3">
          <table:table-cell table:style-name="ce3" office:value-type="string" calcext:value-type="string">
            <text:p>Phase 2: API Testing with Python (Week 4–5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🔹 Goal: API basics → Requests → Pytest for API testing.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Week 4 – API Basics + Requests Library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1: API Basics – REST, Request/Response, HTTP method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2: JSON &amp; XML basic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3: Requests library – GET &amp; POST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4: Handling Headers, Params, Auth (Basic, Token, OAuth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5: Validating Status Codes, Response Body, Header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6: Chaining Requests in Python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7: Weekly Revision + Mini Project (GitHub API testing)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Week 5 – API Testing with Pytest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1: Pytest Intro, Test Naming Convention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2: Assertions in Pytest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3: Fixtures (function/class/module/session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4: Parametrization for Data Driven API Test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5: API Testing with Pytest (endpoints validation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6: Logging &amp; Reporting (HTML/Allure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7: Weekly Revision + Mini Project (Data-driven API testing CSV/JSON)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4"/>
        </table:table-row>
        <table:table-row table:style-name="ro3">
          <table:table-cell table:style-name="ce3" office:value-type="string" calcext:value-type="string">
            <text:p>Phase 3: Playwright with Python (Week 6–8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🔹 Goal: Master Playwright UI automation.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Week 6 – Playwright Basic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1: Setup, Browser launch, Contexts, Page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2: Locators (id, name, xpath, css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3: Input fields, buttons, assertion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4: Dropdowns, checkboxes, radio button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5: Waits (auto-wait, explicit waits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6: Alerts, frames, multiple window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7: Weekly Revision + Mini Project (Login flow automation)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Week 7 – Playwright Advanced Handl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1: File upload &amp; download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2: Screenshots &amp; trac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3: Keyboard &amp; Mouse action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4: JavaScript execution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5: Playwright Test Runner vs Pytest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6: Fixtures &amp; reusable utilitie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7: Weekly Revision + Mini Project (E-commerce checkout flow)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Week 8 – Playwright Framework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1: Page Object Model (POM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2: Config (Browser, Base URL, Headless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3: Cross-browser testing (Chromium, Firefox, WebKit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4: Parallel execution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5: Mocking &amp; API Interception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6: Visual Testing basic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7: Weekly Revision + Mini Project (POM-based multi-browser tests)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4"/>
        </table:table-row>
        <table:table-row table:style-name="ro3">
          <table:table-cell table:style-name="ce3" office:value-type="string" calcext:value-type="string">
            <text:p>Phase 4: Pytest Advanced + Hybrid Framework (Week 9–10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🔹 Goal: Build reusable frameworks.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Week 9 – Pytest Deep Dive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1: Test grouping, skipping, xfail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2: Conftest &amp; reusable fixture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3: Retry failed tests (pytest-rerunfailures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4: Pytest Reports (Allure, HTML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5: Pytest + Playwright integration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6: Pytest + Requests for API test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7: Weekly Revision + Mini Project (UI+API integration tests)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Week 10 – Framework &amp; Utilitie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1: Hybrid Automation Framework (API + UI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2: Config Files &amp; Environment Handl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3: Utility Classes (Logger, Readers, Helpers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4: Data-driven testing (Excel/CSV/JSON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5: Singleton Browser Management (Playwright fixture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6: Custom Reporting (Allure/HTML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7: Weekly Revision + Mini Project (Framework setup)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4"/>
        </table:table-row>
        <table:table-row table:style-name="ro3">
          <table:table-cell table:style-name="ce3" office:value-type="string" calcext:value-type="string">
            <text:p>Phase 5: CI/CD + Real-Time Challenges (Week 11–12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🔹 Goal: CI/CD, version control, advanced execution.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Week 11 – CI/CD &amp; Version Control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1: Git &amp; GitHub basics (branching, merging, PRs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2: Jenkins setup &amp; pipeline basic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3: Jenkins Pipeline for Playwright + Pytest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4: GitHub Actions CI/CD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5: Parallel Execution with pytest-xdist in CI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6: Dockerizing Tests (Optional advanced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7: Weekly Revision + CI/CD Project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Week 12 – Real-Time Framework &amp; Interview Prep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1: Real-time automation challenges &amp; solution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2: End-to-End framework integration (API + UI + Reports + CI/CD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3: Python + OOP interview question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4: API testing interview question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5: Playwright interview question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6: Pytest &amp; framework design interview question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7: Final Revision + Mock Interview Practice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4"/>
        </table:table-row>
        <table:table-row table:style-name="ro3">
          <table:table-cell table:style-name="ce3" office:value-type="string" calcext:value-type="string">
            <text:p>Phase 6: Locust Load Testing (Week 13–15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🔹 Goal: Learn performance/load testing with Locust.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Week 13 – Locust Basic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1: What is Load Testing? Difference (Load vs Stress vs Perf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2: Install Locust &amp; Setup Project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3: Locustfile structure (HttpUser, tasks, wait_time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4: Running Locust Web UI &amp; CLI mode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5: Writing simple GET/POST user scenario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6: Locust Parameters (host, spawn rate, users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7: Weekly Revision + Mini Project (Simple website load test)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Week 14 – Intermediate Locust Usage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1: Task weighting &amp; multiple user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2: Setup/teardown in Locust (on_start, on_stop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3: Validating responses in Locust (asserts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4: Running distributed Locust (master/worker mode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5: Customizing Locust report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6: Using Locust with CSV/JSON test data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7: Weekly Revision + Mini Project (API load test)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Week 15 – Locust Advanced + Integration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1: Locust + Pytest integration basic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2: Locust + Jenkins/GitHub Actions integration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3: Locust + Docker execution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4: Analyzing results (response times, percentiles, failures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5: Real-time case study (load test e-commerce API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6: Final Revision of Locust concept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ay 7: End-to-End Project (UI + API + Load Testing + CI/CD)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4"/>
        </table:table-row>
        <table:table-row table:style-name="ro2">
          <table:table-cell table:style-name="ce5" office:value-type="string" calcext:value-type="string">
            <text:p>✅ By the end of 15 weeks, you’ll have: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Python + OOP mastery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API automation framework (Requests + Pytest)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Playwright UI framework (POM + CI/CD)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Hybrid API + UI automation framework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Locust load testing setup + integration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Full-stack automation knowledge (Functional + Load + CI/CD)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Complete interview prep (Python, API, Playwright, Pytest, Locust, Frameworks)</text:p>
          </table:table-cell>
          <table:table-cell table:number-columns-repeated="4"/>
        </table:table-row>
        <table:table-row table:style-name="ro2" table:number-rows-repeated="104842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09:59:57.978509485</meta:creation-date>
    <dc:date>2025-08-26T10:09:56.882667068</dc:date>
    <meta:editing-duration>PT2H25M36S</meta:editing-duration>
    <meta:editing-cycles>4</meta:editing-cycles>
    <meta:generator>LibreOffice/7.3.7.2$Linux_X86_64 LibreOffice_project/30$Build-2</meta:generator>
    <meta:document-statistic meta:table-count="1" meta:cell-count="142" meta:object-count="0"/>
  </office:meta>
</office:document-meta>
</file>